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dcd10" officeooo:paragraph-rsid="000dcd10"/>
    </style:style>
    <style:style style:name="P2" style:family="paragraph" style:parent-style-name="Standard">
      <style:text-properties officeooo:rsid="000dcd10" officeooo:paragraph-rsid="000dcd10"/>
    </style:style>
    <style:style style:name="P3" style:family="paragraph" style:parent-style-name="Standard" style:list-style-name="L1">
      <style:text-properties officeooo:rsid="000eec4a" officeooo:paragraph-rsid="000eec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why realtime &gt; classis rendering?</text:p>
          <text:list>
            <text:list-item>
              <text:p text:style-name="P1">material change</text:p>
            </text:list-item>
            <text:list-item>
              <text:p text:style-name="P1">animations</text:p>
            </text:list-item>
            <text:list-item>
              <text:p text:style-name="P1">change camera position</text:p>
            </text:list-item>
          </text:list>
        </text:list-item>
      </text:list>
      <text:p text:style-name="P2"/>
      <text:list text:continue-numbering="true" text:style-name="L1">
        <text:list-item>
          <text:p text:style-name="P3">toys</text:p>
        </text:list-item>
        <text:list-item>
          <text:p text:style-name="P3">consoles</text:p>
          <text:list>
            <text:list-item>
              <text:p text:style-name="P3">ps4 / ps5 etc controller</text:p>
            </text:list-item>
            <text:list-item>
              <text:p text:style-name="P3">laptop / pc</text:p>
            </text:list-item>
            <text:list-item>
              <text:p text:style-name="P3">technical functions, material etc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8:08.625000000</meta:creation-date>
    <dc:date>2023-12-03T15:31:53.588000000</dc:date>
    <meta:editing-duration>PT14M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34" meta:character-count="170" meta:non-whitespace-character-count="154"/>
  </office:meta>
</office:document-meta>
</file>